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999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odot - polygon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odot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odo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äim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ut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Hyönt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Muu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 Tuott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Domino - yl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Domino - numeroidu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piir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mittar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Ihm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yleiskuv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kalustu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rakennuk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kylpyhuoneet, keittiö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thuuri - keittiö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ikkunat, ov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uokaavi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uokaavio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Eläim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Rakennuk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Kasv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Patsa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Maisemakuv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Kaupung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Kuk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erapiat - yl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Sää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joneuv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Sininen m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mia - Amino hap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oogiset 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oogiset port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og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Hymiö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Nuol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5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6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7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8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9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1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1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1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Pneumatiikka - os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ietokoneet - Yl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eietokoneet - verk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ietokoneet – verkkolaitt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ietokonee -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Numer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erkit - vaar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oht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f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me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as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Etelä Ame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Euroopp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- Eurooppa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Rans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Ranska - maakunn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K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– Alu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lähi-itä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Keski Ame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keski a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eksik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uina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symbol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historia -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ailm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ilj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Osamäärä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ipu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siikki - instrument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siikki - partituur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Spesiaali - Kuvakirjoitu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Juhl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Ruoka ja juom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Ihm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<text:s/>Esin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Avaruu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Matkailu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OpenOffice.org log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Uskont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Rakennuk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otisivu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Ilmoitukset 2</text:p>
          </table:table-cell>
          <table:table-cell table:number-columns-repeated="3"/>
          <table:table-cell office:value-type="string">
            <text:p>06.07.2006 12: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2007.06.26</text:date>, <text:time>15:57:2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17$Build-9173</meta:generator>
    <meta:creation-date>2007-06-20T13:50:25</meta:creation-date>
    <dc:date>2007-06-26T15:57:24</dc:date>
    <dc:language>en-US</dc:language>
    <meta:editing-cycles>2</meta:editing-cycles>
    <meta:editing-duration>PT2M1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